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paragraph-properties fo:line-height="100%"/>
      <style:text-properties fo:font-size="10pt" style:font-size-asian="10pt" style:font-size-complex="10pt"/>
    </style:style>
    <style:style style:name="P3" style:family="paragraph" style:parent-style-name="Standard" style:list-style-name="L1">
      <style:text-properties fo:font-size="10pt" style:font-size-asian="10pt" style:font-size-complex="10pt"/>
    </style:style>
    <style:style style:name="P4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74173270542777257" text:style-name="L1">
        <text:list-item>
          <text:p text:style-name="P2">When was Linux developed? <text:s/>By who? Why? <text:s/>Where? <text:s/><text:span text:style-name="T1">Linus Torvalds created linux in the 1990's at the University of Helsinki, because he wanted an OS and he decided to make it Unix-like.</text:span></text:p>
        </text:list-item>
        <text:list-item>
          <text:p text:style-name="P3">What is the difference between a Microkernel and a Monolithic Kernel? <text:s/>Which is Linux? <text:s/>Why? <text:span text:style-name="T1">A microkernel moves as many tasks as it can to run outside of the kernel, whereas a Monolithic kernel does everything. Linux is a Monolithic Kernel, because a it performs better and has less overhead.</text:span></text:p>
        </text:list-item>
        <text:list-item>
          <text:p text:style-name="P3">What are the basic Open Source principles? <text:span text:style-name="T1">Free redistribution, Source availability, Permission to derive works, Respect for source code integrity, No discrimination (persons, groups or fields), Automatic license distribution, Lack of product specificity and restrictions, Technology neutral </text:span></text:p>
        </text:list-item>
        <text:list-item>
          <text:p text:style-name="P3">What are the benefits of Open Source? <text:span text:style-name="T1">Better code, More flexibility, Lower cost, No vendor lock-in.</text:span></text:p>
        </text:list-item>
        <text:list-item>
          <text:p text:style-name="P3">Where is Linux used in the world today? <text:s/>(Don't just say “in computers”.) <text:span text:style-name="T1">Some home desktops, many smartphones, data centers, and almost all supercomputers.</text:span></text:p>
        </text:list-item>
        <text:list-item>
          <text:p text:style-name="P3">What <text:s/>types of functions might you expect of <text:s/>a Linux server? <text:s/>(Databases might be part of your answer.) <text:span text:style-name="T1">Running web-servers, databases, and other services like DNS servers.</text:span></text:p>
        </text:list-item>
        <text:list-item>
          <text:p text:style-name="P3">What are the principles of the FSF? <text:s/>What does FSF stand for? <text:s/>What is the GPL? <text:span text:style-name="T1">Freedom to use the software for any purpose, Freedom to read the source code and modify, Freedom to redistribute. The FSF is behind free software and the GNU project. - FSF stands for Free Software Foundation. - The GPL is a free software license that also makes sure any derivative software uses the GPL license.</text:span></text:p>
        </text:list-item>
        <text:list-item>
          <text:p text:style-name="P3">How is Open Source software different from FSF software? <text:span text:style-name="T1">OSI does not require derivative work be under the same license.</text:span></text:p>
        </text:list-item>
        <text:list-item>
          <text:p text:style-name="P3">Briefly describe the Creative Commons.<text:span text:style-name="T2"> </text:span><text:span text:style-name="T1">It is similar to open source and FSF, but it applies to more than software. It provides several licenses to encourage free creative work.</text:span></text:p>
        </text:list-item>
        <text:list-item>
          <text:p text:style-name="P3">List four approaches used in Open Source business models.</text:p>
        </text:list-item>
      </text:list>
      <text:list xml:id="list2180219210791779342" text:style-name="L2">
        <text:list-item>
          <text:p text:style-name="P4">Pay for support</text:p>
        </text:list-item>
        <text:list-item>
          <text:p text:style-name="P4">Open Source base product and closed source/non-free additions</text:p>
        </text:list-item>
        <text:list-item>
          <text:p text:style-name="P4">Multiple products</text:p>
        </text:list-item>
        <text:list-item>
          <text:p text:style-name="P4">Open Source drivers to promote hardware products</text:p>
        </text:list-item>
      </text:list>
      <text:list xml:id="list1101285771" text:continue-list="list5674173270542777257" text:style-name="L1">
        <text:list-header>
          <text:p text:style-name="P3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IS 121<text:tab/>Exercise Module 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 Geyer</meta:initial-creator>
    <meta:creation-date>2014-01-20T20:26:41</meta:creation-date>
    <dc:date>2021-01-18T22:21:32</dc:date>
    <meta:editing-duration>PT1H6M6S</meta:editing-duration>
    <meta:editing-cycles>8</meta:editing-cycles>
    <meta:generator>OpenOffice/4.1.8$Unix OpenOffice.org_project/418m3$Build-9803</meta:generator>
    <dc:creator>Andrew Johnson</dc:creator>
    <meta:document-statistic meta:table-count="0" meta:image-count="0" meta:object-count="0" meta:page-count="1" meta:paragraph-count="15" meta:word-count="354" meta:character-count="2133"/>
  </office:meta>
</office:document-meta>
</file>